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0583in" fo:margin-left="-0.4958in" table:align="left"/>
    </style:style>
    <style:style style:name="Table1.A" style:family="table-column">
      <style:table-column-properties style:column-width="4.1875in"/>
    </style:style>
    <style:style style:name="Table1.B" style:family="table-column">
      <style:table-column-properties style:column-width="3.8708in"/>
    </style:style>
    <style:style style:name="Table1.A1" style:family="table-cell">
      <style:table-cell-properties style:writing-mode="page"/>
    </style:style>
    <style:style style:name="P1" style:family="paragraph" style:parent-style-name="Heading_20_1">
      <style:paragraph-properties fo:break-before="page"/>
      <style:text-properties officeooo:paragraph-rsid="0004b7e7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paragraph-rsid="00036ca5"/>
    </style:style>
    <style:style style:name="P6" style:family="paragraph" style:parent-style-name="Standard">
      <style:paragraph-properties fo:margin-top="0in" fo:margin-bottom="0in" style:contextual-spacing="false"/>
    </style:style>
    <style:style style:name="P7" style:family="paragraph" style:parent-style-name="Standard">
      <style:text-properties officeooo:paragraph-rsid="0004b7e7"/>
    </style:style>
    <style:style style:name="P8" style:family="paragraph" style:parent-style-name="Standard">
      <style:paragraph-properties fo:margin-top="0in" fo:margin-bottom="0in" style:contextual-spacing="false"/>
      <style:text-properties officeooo:paragraph-rsid="0004b7e7"/>
    </style:style>
    <style:style style:name="P9" style:family="paragraph" style:parent-style-name="Standard">
      <style:paragraph-properties fo:margin-top="0in" fo:margin-bottom="0in" style:contextual-spacing="false"/>
      <style:text-properties fo:font-size="12pt" officeooo:paragraph-rsid="00036ca5" style:font-size-asian="12pt" style:font-size-complex="12pt"/>
    </style:style>
    <style:style style:name="P10" style:family="paragraph" style:parent-style-name="Standard">
      <style:paragraph-properties fo:margin-top="0in" fo:margin-bottom="0in" style:contextual-spacing="false"/>
      <style:text-properties fo:font-size="12pt" officeooo:paragraph-rsid="0004b7e7" style:font-size-asian="12pt" style:font-size-complex="12pt"/>
    </style:style>
    <style:style style:name="P11" style:family="paragraph" style:parent-style-name="Text_20_body">
      <style:paragraph-properties fo:padding="0in" fo:border="none"/>
    </style:style>
    <style:style style:name="P12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3" style:family="paragraph" style:parent-style-name="Text_20_body" style:list-style-name="L1">
      <style:paragraph-properties fo:padding="0in" fo:border="none"/>
    </style:style>
    <style:style style:name="P14" style:family="paragraph" style:parent-style-name="Text_20_body">
      <style:paragraph-properties fo:margin-top="0in" fo:margin-bottom="0in" style:contextual-spacing="false"/>
      <style:text-properties fo:font-size="11pt" style:font-size-asian="11pt" style:font-size-complex="11pt"/>
    </style:style>
    <style:style style:name="P15" style:family="paragraph" style:parent-style-name="Text_20_body">
      <style:paragraph-properties fo:margin-top="0in" fo:margin-bottom="0in" style:contextual-spacing="false"/>
      <style:text-properties fo:font-size="12pt" style:font-size-asian="12pt" style:font-size-complex="12pt"/>
    </style:style>
    <style:style style:name="P16" style:family="paragraph" style:parent-style-name="Text_20_body">
      <style:paragraph-properties fo:margin-top="0in" fo:margin-bottom="0in" style:contextual-spacing="false"/>
      <style:text-properties fo:font-size="12pt" officeooo:paragraph-rsid="0004b7e7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loext:padding="0.0193in" loext:border="0.06pt solid #000000"/>
    </style:style>
    <style:style style:name="T3" style:family="text">
      <style:text-properties loext:padding="0in" loext:border="none"/>
    </style:style>
    <style:style style:name="T4" style:family="text">
      <style:text-properties officeooo:rsid="00036ca5"/>
    </style:style>
    <style:style style:name="T5" style:family="text">
      <style:text-properties officeooo:rsid="0004b7e7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054ac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624. Maximum Distance in Arrays</text:h>
      <text:p text:style-name="P11">You are given <text:span text:style-name="Source_20_Text"><text:span text:style-name="T2">m</text:span></text:span> <text:span text:style-name="Source_20_Text"><text:span text:style-name="T2">arrays</text:span></text:span>, where each array is sorted in <text:span text:style-name="Strong_20_Emphasis"><text:span text:style-name="T3">ascending order</text:span></text:span>.</text:p>
      <text:p text:style-name="P11">You can pick up two integers from two different arrays (each array picks one) and calculate the distance. We define the distance between two integers <text:span text:style-name="Source_20_Text"><text:span text:style-name="T2">a</text:span></text:span> and <text:span text:style-name="Source_20_Text"><text:span text:style-name="T2">b</text:span></text:span> to be their absolute difference <text:span text:style-name="Source_20_Text"><text:span text:style-name="T2">|a - b|</text:span></text:span>.</text:p>
      <text:p text:style-name="P11">Return <text:span text:style-name="Emphasis"><text:span text:style-name="T3">the maximum distance</text:span></text:span>.</text:p>
      <text:p text:style-name="P11"> </text:p>
      <text:p text:style-name="P11"><text:span text:style-name="Strong_20_Emphasis"><text:span text:style-name="T3">Example 1:</text:span></text:span></text:p>
      <text:p text:style-name="P3"><text:span text:style-name="Strong_20_Emphasis"><text:span text:style-name="T3">Input:</text:span></text:span> arrays = [[1,2,3],[4,5],[1,2,3]]</text:p>
      <text:p text:style-name="P3"><text:span text:style-name="Strong_20_Emphasis"><text:span text:style-name="T3">Output:</text:span></text:span> 4</text:p>
      <text:p text:style-name="P2"><text:span text:style-name="Strong_20_Emphasis"><text:span text:style-name="T3">Explanation:</text:span></text:span> One way to reach the maximum distance 4 is to pick 1 in the first or third array and pick 5 in the second array.</text:p>
      <text:p text:style-name="P11"><text:span text:style-name="Strong_20_Emphasis"><text:span text:style-name="T3">Example 2:</text:span></text:span></text:p>
      <text:p text:style-name="P3"><text:span text:style-name="Strong_20_Emphasis"><text:span text:style-name="T3">Input:</text:span></text:span> arrays = [[1],[1]]</text:p>
      <text:p text:style-name="P2"><text:span text:style-name="Strong_20_Emphasis"><text:span text:style-name="T3">Output:</text:span></text:span> 0</text:p>
      <text:p text:style-name="P11"> </text:p>
      <text:p text:style-name="P11"><text:span text:style-name="Strong_20_Emphasis"><text:span text:style-name="T3">Constraints:</text:span></text:span></text:p>
      <text:list xml:id="list1861764153" text:style-name="L1">
        <text:list-item>
          <text:p text:style-name="P12"><text:span text:style-name="Source_20_Text"><text:span text:style-name="T2">m == arrays.length</text:span></text:span></text:p>
        </text:list-item>
        <text:list-item>
          <text:p text:style-name="P12"><text:span text:style-name="Source_20_Text"><text:span text:style-name="T2">2 &lt;= m &lt;= 10</text:span></text:span><text:span text:style-name="Source_20_Text"><text:span text:style-name="T3">5</text:span></text:span></text:p>
        </text:list-item>
        <text:list-item>
          <text:p text:style-name="P12"><text:span text:style-name="Source_20_Text"><text:span text:style-name="T2">1 &lt;= arrays[i].length &lt;= 500</text:span></text:span></text:p>
        </text:list-item>
        <text:list-item>
          <text:p text:style-name="P12"><text:span text:style-name="Source_20_Text"><text:span text:style-name="T2">-10</text:span></text:span><text:span text:style-name="Source_20_Text"><text:span text:style-name="T3">4</text:span></text:span><text:span text:style-name="Source_20_Text"><text:span text:style-name="T2"> &lt;= arrays[i][j] &lt;= 10</text:span></text:span><text:span text:style-name="Source_20_Text"><text:span text:style-name="T3">4</text:span></text:span></text:p>
        </text:list-item>
        <text:list-item>
          <text:p text:style-name="P12"><text:span text:style-name="Source_20_Text"><text:span text:style-name="T2">arrays[i]</text:span></text:span> is sorted in <text:span text:style-name="Strong_20_Emphasis"><text:span text:style-name="T3">ascending order</text:span></text:span>.</text:p>
        </text:list-item>
        <text:list-item>
          <text:p text:style-name="P13">There will be at most <text:span text:style-name="Source_20_Text"><text:span text:style-name="T2">10</text:span></text:span><text:span text:style-name="Source_20_Text"><text:span text:style-name="T3">5</text:span></text:span> integers in all the arrays.</text:p>
        </text:list-item>
      </text:list>
      <text:p text:style-name="Text_20_body"/>
      <text:h text:style-name="P1" text:outline-level="1">624. Maximum Distance in Arrays</text:h>
      <text:p text:style-name="P7">/*</text:p>
      <text:p text:style-name="P7"><text:s text:c="4"/>Greedy: <text:span text:style-name="T5">Brute force</text:span></text:p>
      <text:p text:style-name="P7"><text:s text:c="4"/>Time complexity: O(<text:span text:style-name="T5">m^2</text:span>) -<text:span text:style-name="T5">TLE</text:span></text:p>
      <text:p text:style-name="P7"><text:s text:c="4"/>Space complexity: O(<text:span text:style-name="T5">1</text:span>)</text:p>
      <text:p text:style-name="P8">*/</text:p>
      <text:p text:style-name="P5">class Solution {</text:p>
      <text:p text:style-name="P5"><text:s text:c="4"/>public:</text:p>
      <text:p text:style-name="P5"><text:s text:c="8"/>int maxDistance(std::vector&lt;std::vector&lt;int&gt;&gt;&amp; arrays) {</text:p>
      <text:p text:style-name="P5"><text:s text:c="12"/>int m=arrays.size();</text:p>
      <text:p text:style-name="P5"><text:s text:c="12"/>int ans=0;</text:p>
      <text:p text:style-name="P5"><text:s text:c="12"/>for(int i=0;i&lt;m-1;++i){</text:p>
      <text:p text:style-name="P5"><text:s text:c="16"/>auto&amp; Ai=arrays[i];</text:p>
      <text:p text:style-name="P5"><text:s text:c="16"/>for(int j=i+1;j&lt;m;++j){</text:p>
      <text:p text:style-name="P5"><text:s text:c="20"/>auto&amp; Aj=arrays[j];</text:p>
      <text:p text:style-name="P5"><text:s text:c="20"/>ans=std::max({ans,Ai.back()-Aj[0],Aj.back()-Ai[0]});</text:p>
      <text:p text:style-name="P5"><text:s text:c="16"/>}</text:p>
      <text:p text:style-name="P5"><text:s text:c="12"/>}</text:p>
      <text:p text:style-name="P5"/>
      <text:p text:style-name="P5"><text:s text:c="12"/>return ans;</text:p>
      <text:p text:style-name="P5"><text:s text:c="8"/>}</text:p>
      <text:p text:style-name="P5">};</text:p>
      <text:h text:style-name="P1" text:outline-level="1">624. Maximum Distance in Arrays</text:h>
      <text:p text:style-name="P9">/*</text:p>
      <text:p text:style-name="P9"><text:s text:c="4"/>Greedy: <text:span text:style-name="T7">Simulation</text:span></text:p>
      <text:p text:style-name="P9"><text:s text:c="4"/>Time complexity: O(<text:span text:style-name="T4">6</text:span>m)</text:p>
      <text:p text:style-name="P9"><text:s text:c="4"/>Space complexity: O(<text:span text:style-name="T4">m</text:span>)</text:p>
      <text:p text:style-name="P9">*/</text:p>
      <text:p text:style-name="P16">class Solution {</text:p>
      <text:p text:style-name="P16">public:</text:p>
      <text:p text:style-name="P16"><text:s text:c="4"/>int maxDistance(vector&lt;vector&lt;int&gt;&gt;&amp; arrays) {</text:p>
      <text:p text:style-name="P16"><text:s text:c="8"/>int m=arrays.size(); 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s text:c="2"/>auto find_max=[&amp;](std::vector&lt;bool&gt;&amp; picked)-&gt;int{</text:p>
            <text:p text:style-name="P16"><text:s text:c="12"/>int mx=INT_MIN;</text:p>
            <text:p text:style-name="P16"><text:s text:c="12"/>int pos_max=-1;</text:p>
            <text:p text:style-name="P16"><text:s text:c="12"/>for(int i=0;i&lt;m;++i){</text:p>
            <text:p text:style-name="P16"><text:s text:c="16"/>if(picked[i]) continue;</text:p>
            <text:p text:style-name="P16"><text:s text:c="16"/>auto&amp; arr=arrays[i];</text:p>
            <text:p text:style-name="P16"><text:s text:c="16"/>int n=arr.size();</text:p>
            <text:p text:style-name="P16"><text:s text:c="16"/>if(mx&lt;arr[n-1]) {</text:p>
            <text:p text:style-name="P16"><text:s text:c="20"/>mx=arr[n-1];</text:p>
            <text:p text:style-name="P16"><text:s text:c="20"/>if(pos_max!=-1) picked[pos_max]=false;</text:p>
            <text:p text:style-name="P16"><text:s text:c="20"/>pos_max=i;</text:p>
            <text:p text:style-name="P16"><text:s text:c="20"/>picked[i]=true;</text:p>
            <text:p text:style-name="P16"><text:s text:c="16"/>}</text:p>
            <text:p text:style-name="P16"><text:s text:c="12"/>}</text:p>
            <text:p text:style-name="P16"><text:s text:c="12"/>return mx;</text:p>
            <text:p text:style-name="P16"><text:s text:c="8"/>}; <text:s text:c="2"/></text:p>
          </table:table-cell>
          <table:table-cell table:style-name="Table1.A1" office:value-type="string">
            <text:p text:style-name="P10"><text:s text:c="2"/>auto find_min=[&amp;](std::vector&lt;bool&gt;&amp; picked)-&gt;int{</text:p>
            <text:p text:style-name="P16"><text:s text:c="12"/>int mi=INT_MAX;</text:p>
            <text:p text:style-name="P16"><text:s text:c="12"/>int pos_min=-1;</text:p>
            <text:p text:style-name="P16"><text:s text:c="12"/>for(int i=0;i&lt;m;++i){</text:p>
            <text:p text:style-name="P16"><text:s text:c="16"/>if(picked[i]) continue;</text:p>
            <text:p text:style-name="P16"><text:s text:c="16"/>auto&amp; arr=arrays[i];</text:p>
            <text:p text:style-name="P16"><text:s text:c="16"/>if(mi&gt;arr[0]) {</text:p>
            <text:p text:style-name="P16"><text:s text:c="20"/>mi=arr[0];</text:p>
            <text:p text:style-name="P16"><text:s text:c="20"/>if(pos_min!=-1) picked[pos_min]=false;</text:p>
            <text:p text:style-name="P16"><text:s text:c="20"/>pos_min=i;</text:p>
            <text:p text:style-name="P16"><text:s text:c="20"/>picked[i]=true;</text:p>
            <text:p text:style-name="P16"><text:s text:c="16"/>}</text:p>
            <text:p text:style-name="P16"><text:s text:c="12"/>}</text:p>
            <text:p text:style-name="P16"><text:s text:c="12"/>return mi;</text:p>
            <text:p text:style-name="P16"><text:s text:c="8"/>};</text:p>
          </table:table-cell>
        </table:table-row>
      </table:table>
      <text:p text:style-name="P14"><text:s text:c="5"/><text:span text:style-name="T6"><text:s text:c="3"/>std::vector&lt;bool&gt; picked(m,false);</text:span></text:p>
      <text:p text:style-name="P15"/>
      <text:p text:style-name="P15"><text:s text:c="8"/>int mx1=find_max(picked);</text:p>
      <text:p text:style-name="P15"><text:s text:c="8"/>int mi1=find_min(picked);</text:p>
      <text:p text:style-name="P15"/>
      <text:p text:style-name="P15"><text:s text:c="8"/>std::fill(picked.begin(),picked.end(),false);</text:p>
      <text:p text:style-name="P15"><text:s text:c="8"/></text:p>
      <text:p text:style-name="P15"><text:s text:c="8"/>int mi2=find_min(picked);</text:p>
      <text:p text:style-name="P15"><text:s text:c="8"/>int mx2=find_max(picked);</text:p>
      <text:p text:style-name="P15"/>
      <text:p text:style-name="P15"><text:s text:c="8"/>return std::max(mx1-mi1,mx2-mi2);</text:p>
      <text:p text:style-name="P15"><text:s text:c="4"/>}</text:p>
      <text:p text:style-name="P14">};</text:p>
      <text:p text:style-name="P6"/>
      <text:p text:style-name="P4">/*</text:p>
      <text:p text:style-name="Standard"><text:s text:c="4"/>Greedy: <text:span text:style-name="T5">Math Observation</text:span></text:p>
      <text:p text:style-name="Standard"><text:s text:c="4"/>Time complexity: O(m)</text:p>
      <text:p text:style-name="Standard"><text:s text:c="4"/>Space complexity: O(1)</text:p>
      <text:p text:style-name="Standard">*/</text:p>
      <text:p text:style-name="Standard">class Solution {</text:p>
      <text:p text:style-name="Standard"><text:s text:c="4"/>public:</text:p>
      <text:p text:style-name="Standard"><text:s text:c="8"/>int maxDistance(std::vector&lt;std::vector&lt;int&gt;&gt;&amp; arrays) {</text:p>
      <text:p text:style-name="Standard"><text:s text:c="12"/>int m=arrays.size();</text:p>
      <text:p text:style-name="Standard"><text:s text:c="12"/></text:p>
      <text:p text:style-name="Standard"><text:s text:c="12"/>int mx=arrays[0].back(),mi=arrays[0][0];</text:p>
      <text:p text:style-name="Standard"><text:s text:c="12"/>int ans=0;</text:p>
      <text:p text:style-name="Standard"><text:s text:c="12"/>for(int i=1;i&lt;m;++i){</text:p>
      <text:p text:style-name="Standard"><text:s text:c="16"/>auto&amp; arr=arrays[i];</text:p>
      <text:p text:style-name="Standard"><text:s text:c="16"/>ans=std::max({ans,arr.back()-mi,mx-arr[0]});</text:p>
      <text:p text:style-name="Standard"><text:s text:c="16"/>mi=std::min(mi,arr[0]);</text:p>
      <text:p text:style-name="Standard"><text:s text:c="16"/>mx=std::max(mx,arr.back());</text:p>
      <text:p text:style-name="Standard"><text:s text:c="12"/>}</text:p>
      <text:p text:style-name="Standard"/>
      <text:p text:style-name="Standard"><text:s text:c="12"/>return ans;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8:49:40.232345254</meta:creation-date>
    <dc:date>2024-08-16T09:07:30.939372097</dc:date>
    <meta:editing-duration>PT7M39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4" meta:paragraph-count="114" meta:word-count="316" meta:character-count="3304" meta:non-whitespace-character-count="2200"/>
  </office:meta>
</office:document-meta>
</file>